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styles.xml" manifest:media-type="text/xml"/>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end="Arrowheads_20_1" draw:marker-end-width="0.3cm" draw:fill="none" draw:textarea-vertical-align="middle"/>
    </style:style>
    <style:style style:name="gr2" style:family="graphic" style:parent-style-name="standard">
      <style:graphic-properties draw:fill-color="#ffffff" draw:textarea-horizontal-align="justify" draw:textarea-vertical-align="middle" draw:auto-grow-height="false" fo:min-height="0.81cm" fo:min-width="1.16cm" fo:wrap-option="wrap"/>
    </style:style>
    <style:style style:name="gr3" style:family="graphic" style:parent-style-name="standard">
      <style:graphic-properties draw:stroke="none" svg:stroke-color="#000000" draw:fill="none" draw:fill-color="#ffffff" fo:min-height="1.048cm"/>
      <style:paragraph-properties style:writing-mode="lr-tb"/>
    </style:style>
    <style:style style:name="gr4" style:family="graphic" style:parent-style-name="objectwithoutfill">
      <style:graphic-properties draw:marker-end="Arrowheads_20_2" draw:marker-end-width="0.3cm" draw:fill="none" draw:textarea-vertical-align="middle"/>
    </style:style>
    <style:style style:name="gr5" style:family="graphic" style:parent-style-name="objectwithoutfill">
      <style:graphic-properties draw:marker-end="Arrowheads_20_3" draw:marker-end-width="0.3cm" draw:fill="none" draw:textarea-vertical-align="middle"/>
    </style:style>
    <style:style style:name="gr6" style:family="graphic" style:parent-style-name="standard">
      <style:graphic-properties draw:stroke="none" svg:stroke-color="#000000" draw:fill="none" draw:fill-color="#ffffff" fo:min-height="1.655cm"/>
      <style:paragraph-properties style:writing-mode="lr-tb"/>
    </style:style>
    <style:style style:name="gr7" style:family="graphic" style:parent-style-name="standard">
      <style:graphic-properties draw:stroke="none" svg:stroke-color="#000000" draw:fill="none" draw:fill-color="#ffffff" fo:min-height="2.353cm"/>
      <style:paragraph-properties style:writing-mode="lr-tb"/>
    </style:style>
    <style:style style:name="gr8" style:family="graphic" style:parent-style-name="Object_20_with_20_no_20_fill_20_and_20_no_20_line">
      <style:graphic-properties draw:textarea-horizontal-align="center" draw:textarea-vertical-align="middle" draw:ole-draw-aspect="1" style:protect="size"/>
    </style:style>
    <style:style style:name="gr9" style:family="graphic" style:parent-style-name="standard">
      <style:graphic-properties draw:stroke="none" svg:stroke-color="#000000" draw:fill="none" draw:fill-color="#ffffff" fo:min-height="0.703cm"/>
      <style:paragraph-properties style:writing-mode="lr-tb"/>
    </style:style>
    <style:style style:name="gr10" style:family="graphic" style:parent-style-name="standard">
      <style:graphic-properties draw:stroke="none" svg:stroke-color="#000000" draw:fill="none" draw:fill-color="#ffffff" fo:min-height="3.529cm"/>
      <style:paragraph-properties style:writing-mode="lr-tb"/>
    </style:style>
    <style:style style:name="gr11" style:family="graphic" style:parent-style-name="standard">
      <style:graphic-properties draw:stroke="none" svg:stroke-color="#000000" draw:fill="none" draw:fill-color="#ffffff" fo:min-height="1.423cm"/>
      <style:paragraph-properties style:writing-mode="lr-tb"/>
    </style:style>
    <style:style style:name="gr12" style:family="graphic" style:parent-style-name="standard">
      <style:graphic-properties draw:stroke="none" svg:stroke-color="#000000" draw:fill="none" draw:fill-color="#ffffff" fo:min-height="4.117cm"/>
      <style:paragraph-properties style:writing-mode="lr-tb"/>
    </style:style>
    <style:style style:name="gr13" style:family="graphic" style:parent-style-name="standard">
      <style:graphic-properties draw:stroke="none" svg:stroke-color="#000000" draw:fill="none" draw:fill-color="#ffffff" fo:min-height="0.712cm"/>
      <style:paragraph-properties style:writing-mode="lr-tb"/>
    </style:style>
    <style:style style:name="gr14" style:family="graphic" style:parent-style-name="standard">
      <style:graphic-properties draw:stroke="none" svg:stroke-color="#000000" draw:fill="none" draw:fill-color="#ffffff" fo:min-height="2.134cm"/>
      <style:paragraph-properties style:writing-mode="lr-tb"/>
    </style:style>
    <style:style style:name="gr15" style:family="graphic" style:parent-style-name="standard">
      <style:graphic-properties draw:fill-color="#ffff00" draw:opacity="40%" draw:textarea-horizontal-align="justify" draw:textarea-vertical-align="middle" draw:auto-grow-height="false" fo:min-height="3.878cm" fo:min-width="4.58cm"/>
    </style:style>
    <style:style style:name="gr16" style:family="graphic" style:parent-style-name="standard">
      <style:graphic-properties draw:fill-color="#ffff00" draw:opacity="40%" draw:textarea-horizontal-align="justify" draw:textarea-vertical-align="middle" draw:auto-grow-height="false" fo:min-height="0.32cm" fo:min-width="4.263cm"/>
    </style:style>
    <style:style style:name="gr17" style:family="graphic" style:parent-style-name="standard">
      <style:graphic-properties draw:fill-color="#ffff00" draw:opacity="40%" draw:textarea-horizontal-align="justify" draw:textarea-vertical-align="middle" draw:auto-grow-height="false" fo:min-height="0.32cm" fo:min-width="4.58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loext:graphic-properties draw:fill="none" draw:fill-color="#ffffff"/>
      <style:paragraph-properties style:writing-mode="lr-tb"/>
      <style:text-properties fo:color="#5983b0" loext:opacity="100%" loext:color-lum-mod="100%" loext:color-lum-off="0%"/>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5pt" style:font-size-asian="15pt" style:font-size-complex="15pt"/>
    </style:style>
    <style:style style:name="P6" style:family="paragraph">
      <style:paragraph-properties fo:text-align="center"/>
    </style:style>
    <style:style style:name="P7" style:family="paragraph">
      <loext:graphic-properties draw:fill="none"/>
      <style:paragraph-properties fo:text-align="center" style:writing-mode="lr-tb"/>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color="#ffff00" draw:opacity="40%"/>
      <style:paragraph-properties fo:text-align="center"/>
    </style:style>
    <style:style style:name="P10" style:family="paragraph">
      <loext:graphic-properties draw:fill="none" draw:fill-color="#ffffff"/>
      <style:paragraph-properties style:writing-mode="lr-tb"/>
      <style:text-properties fo:color="#ff860d" loext:opacity="100%" loext:color-lum-mod="100%" loext:color-lum-off="0%" fo:font-size="16pt" style:font-size-asian="16pt" style:font-size-complex="16pt"/>
    </style:style>
    <style:style style:name="T1" style:family="text">
      <style:text-properties fo:color="#5983b0" loext:opacity="100%"/>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color="#ff860d" loext:opacity="100%"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012cm" svg:y1="24.332cm" svg:x2="3.012cm" svg:y2="23.379cm">
          <text:p/>
        </draw:line>
        <draw:line draw:style-name="gr1" draw:text-style-name="P1" draw:layer="layout" svg:x1="11.535cm" svg:y1="24.295cm" svg:x2="11.535cm" svg:y2="23.342cm">
          <text:p/>
        </draw:line>
        <draw:custom-shape draw:style-name="gr2" draw:text-style-name="P2" draw:layer="layout" svg:width="2.54cm" svg:height="1.634cm" svg:x="6.22cm" svg:y="27.1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3.058cm" svg:height="1.298cm" svg:x="6.702cm" svg:y="27.435cm">
          <draw:text-box>
            <text:p><text:span text:style-name="T1">Dati</text:span></text:p>
          </draw:text-box>
        </draw:frame>
        <draw:line draw:style-name="gr4" draw:text-style-name="P1" draw:layer="layout" svg:x1="6.08cm" svg:y1="27.67cm" svg:x2="3.857cm" svg:y2="25.447cm">
          <text:p/>
        </draw:line>
        <draw:line draw:style-name="gr5" draw:text-style-name="P1" draw:layer="layout" svg:x1="8.937cm" svg:y1="27.67cm" svg:x2="10.842cm" svg:y2="25.447cm">
          <text:p/>
        </draw:line>
        <draw:frame draw:style-name="gr6" draw:text-style-name="P4" draw:layer="layout" svg:width="6.033cm" svg:height="1.905cm" svg:x="4.927cm" svg:y="24.495cm">
          <draw:text-box>
            <text:p>I dati vengono divisi tra i mapper.</text:p>
          </draw:text-box>
        </draw:frame>
        <draw:frame draw:style-name="gr7" draw:text-style-name="P5" draw:layer="layout" svg:width="6.35cm" svg:height="2.603cm" svg:x="13.382cm" svg:y="24.189cm">
          <draw:text-box>
            <text:p><text:span text:style-name="T2">Solitamente le chiavi in ingresso ai mapper non hanno una particolare utilità.</text:span></text:p>
          </draw:text-box>
        </draw:frame>
        <draw:frame draw:style-name="gr8" draw:text-style-name="P6" draw:layer="layout" svg:width="1.829cm" svg:height="0.864cm" svg:x="2.346cm" svg:y="24.495cm">
          <draw:object xlink:href="./Object 1" xlink:type="simple" xlink:show="embed" xlink:actuate="onLoad">
            <loext:p/>
          </draw:object>
          <draw:image xlink:href="./ObjectReplacements/Object 1" xlink:type="simple" xlink:show="embed" xlink:actuate="onLoad"/>
        </draw:frame>
        <draw:frame draw:style-name="gr8" draw:text-style-name="P6" draw:layer="layout" svg:width="1.855cm" svg:height="0.864cm" svg:x="10.601cm" svg:y="24.495cm">
          <draw:object xlink:href="./Object 2" xlink:type="simple" xlink:show="embed" xlink:actuate="onLoad">
            <loext:p/>
          </draw:object>
          <draw:image xlink:href="./ObjectReplacements/Object 2" xlink:type="simple" xlink:show="embed" xlink:actuate="onLoad"/>
        </draw:frame>
        <draw:frame draw:style-name="gr8" draw:text-style-name="P6" draw:layer="layout" svg:width="4.863cm" svg:height="0.864cm" svg:x="1.393cm" svg:y="22.31cm">
          <draw:object xlink:href="./Object 3" xlink:type="simple" xlink:show="embed" xlink:actuate="onLoad">
            <loext:p/>
          </draw:object>
          <draw:image xlink:href="./ObjectReplacements/Object 3" xlink:type="simple" xlink:show="embed" xlink:actuate="onLoad"/>
        </draw:frame>
        <draw:frame draw:style-name="gr8" draw:text-style-name="P6" draw:layer="layout" svg:width="4.752cm" svg:height="0.864cm" svg:x="9.154cm" svg:y="22.351cm">
          <draw:object xlink:href="./Object 4" xlink:type="simple" xlink:show="embed" xlink:actuate="onLoad">
            <loext:p/>
          </draw:object>
          <draw:image xlink:href="./ObjectReplacements/Object 4" xlink:type="simple" xlink:show="embed" xlink:actuate="onLoad"/>
        </draw:frame>
        <draw:line draw:style-name="gr1" draw:text-style-name="P7" draw:layer="layout" svg:x1="3.022cm" svg:y1="21.963cm" svg:x2="3.022cm" svg:y2="18.915cm">
          <text:p/>
        </draw:line>
        <draw:line draw:style-name="gr1" draw:text-style-name="P1" draw:layer="layout" svg:x1="11.537cm" svg:y1="22.141cm" svg:x2="11.537cm" svg:y2="19.144cm">
          <text:p/>
        </draw:line>
        <draw:frame draw:style-name="gr8" draw:text-style-name="P6" draw:layer="layout" svg:width="8.059cm" svg:height="0.864cm" svg:x="1.394cm" svg:y="18.01cm">
          <draw:object xlink:href="./Object 5" xlink:type="simple" xlink:show="embed" xlink:actuate="onLoad">
            <loext:p/>
          </draw:object>
          <draw:image xlink:href="./ObjectReplacements/Object 5" xlink:type="simple" xlink:show="embed" xlink:actuate="onLoad"/>
        </draw:frame>
        <draw:frame draw:style-name="gr8" draw:text-style-name="P6" draw:layer="layout" svg:width="8.028cm" svg:height="0.864cm" svg:x="10.028cm" svg:y="18.075cm">
          <draw:object xlink:href="./Object 6" xlink:type="simple" xlink:show="embed" xlink:actuate="onLoad">
            <loext:p/>
          </draw:object>
          <draw:image xlink:href="./ObjectReplacements/Object 6" xlink:type="simple" xlink:show="embed" xlink:actuate="onLoad"/>
        </draw:frame>
        <draw:frame draw:style-name="gr9" draw:text-style-name="P8" draw:layer="layout" svg:width="4.763cm" svg:height="0.953cm" svg:x="6.262cm" svg:y="21.127cm">
          <draw:text-box>
            <text:p><text:span text:style-name="T3">Combine</text:span></text:p>
          </draw:text-box>
        </draw:frame>
        <draw:frame draw:style-name="gr10" draw:text-style-name="P5" draw:layer="layout" svg:width="4.445cm" svg:height="3.779cm" svg:x="14.652cm" svg:y="19.145cm">
          <draw:text-box>
            <text:p><text:span text:style-name="T2">Nel combine i valori con chiave uguali vengono uniti (in questo caso in liste)</text:span></text:p>
          </draw:text-box>
        </draw:frame>
        <draw:line draw:style-name="gr1" draw:text-style-name="P7" draw:layer="layout" svg:x1="3.022cm" svg:y1="17.582cm" svg:x2="3.022cm" svg:y2="13.416cm">
          <text:p/>
        </draw:line>
        <draw:line draw:style-name="gr1" draw:text-style-name="P7" draw:layer="layout" svg:x1="3.022cm" svg:y1="17.57cm" svg:x2="10.842cm" svg:y2="13.382cm">
          <text:p/>
        </draw:line>
        <draw:line draw:style-name="gr1" draw:text-style-name="P1" draw:layer="layout" svg:x1="11.539cm" svg:y1="17.599cm" svg:x2="4.81cm" svg:y2="13.382cm">
          <text:p/>
        </draw:line>
        <draw:frame draw:style-name="gr11" draw:text-style-name="P4" draw:layer="layout" svg:width="2.574cm" svg:height="1.673cm" svg:x="6.363cm" svg:y="15.727cm">
          <draw:text-box>
            <text:p>Shuffle</text:p>
            <text:p/>
          </draw:text-box>
        </draw:frame>
        <draw:frame draw:style-name="gr12" draw:text-style-name="P5" draw:layer="layout" svg:width="5.715cm" svg:height="4.367cm" svg:x="13.382cm" svg:y="13.382cm">
          <draw:text-box>
            <text:p><text:span text:style-name="T2">Nello shuffle le coppie vengono trasferite ai rispettivi reducer, ogni chiave è gestita da un solo reducer</text:span></text:p>
          </draw:text-box>
        </draw:frame>
        <draw:line draw:style-name="gr1" draw:text-style-name="P7" draw:layer="layout" svg:x1="11.477cm" svg:y1="17.536cm" svg:x2="11.477cm" svg:y2="13.37cm">
          <text:p/>
        </draw:line>
        <draw:frame draw:style-name="gr8" draw:text-style-name="P6" draw:layer="layout" svg:width="8.059cm" svg:height="0.864cm" svg:x="1.395cm" svg:y="12.41cm">
          <draw:object xlink:href="./Object 7" xlink:type="simple" xlink:show="embed" xlink:actuate="onLoad">
            <loext:p/>
          </draw:object>
          <draw:image xlink:href="./ObjectReplacements/Object 7" xlink:type="simple" xlink:show="embed" xlink:actuate="onLoad"/>
        </draw:frame>
        <draw:frame draw:style-name="gr8" draw:text-style-name="P6" draw:layer="layout" svg:width="8.523cm" svg:height="0.864cm" svg:x="10.028cm" svg:y="12.375cm">
          <draw:object xlink:href="./Object 8" xlink:type="simple" xlink:show="embed" xlink:actuate="onLoad">
            <loext:p/>
          </draw:object>
          <draw:image xlink:href="./ObjectReplacements/Object 8" xlink:type="simple" xlink:show="embed" xlink:actuate="onLoad"/>
        </draw:frame>
        <draw:frame draw:style-name="gr13" draw:text-style-name="P4" draw:layer="layout" svg:width="4.763cm" svg:height="0.962cm" svg:x="6.863cm" svg:y="23.027cm">
          <draw:text-box>
            <text:p>Map</text:p>
          </draw:text-box>
        </draw:frame>
        <draw:frame draw:style-name="gr7" draw:text-style-name="P5" draw:layer="layout" svg:width="6.351cm" svg:height="2.603cm" svg:x="13.065cm" svg:y="9.462cm">
          <draw:text-box>
            <text:p><text:span text:style-name="T2">Sort, le coppie vengono semplicemente ordinate per chiave, in questo caso lo erano già</text:span></text:p>
          </draw:text-box>
        </draw:frame>
        <draw:frame draw:style-name="gr14" draw:text-style-name="P4" draw:layer="layout" svg:width="3.392cm" svg:height="2.384cm" svg:x="6.445cm" svg:y="11.028cm">
          <draw:text-box>
            <text:p>Sort</text:p>
            <text:p/>
          </draw:text-box>
        </draw:frame>
        <draw:line draw:style-name="gr1" draw:text-style-name="P1" draw:layer="layout" svg:x1="3.013cm" svg:y1="12.068cm" svg:x2="3.013cm" svg:y2="9.68cm">
          <text:p/>
        </draw:line>
        <draw:line draw:style-name="gr1" draw:text-style-name="P1" draw:layer="layout" svg:x1="11.536cm" svg:y1="12.183cm" svg:x2="11.536cm" svg:y2="9.643cm">
          <text:p/>
        </draw:line>
        <draw:frame draw:style-name="gr8" draw:text-style-name="P6" draw:layer="layout" svg:width="8.059cm" svg:height="0.864cm" svg:x="1.396cm" svg:y="8.71cm">
          <draw:object xlink:href="./Object 9" xlink:type="simple" xlink:show="embed" xlink:actuate="onLoad">
            <loext:p/>
          </draw:object>
          <draw:image xlink:href="./ObjectReplacements/Object 9" xlink:type="simple" xlink:show="embed" xlink:actuate="onLoad"/>
        </draw:frame>
        <draw:frame draw:style-name="gr8" draw:text-style-name="P6" draw:layer="layout" svg:width="8.576cm" svg:height="0.864cm" svg:x="10.028cm" svg:y="8.675cm">
          <draw:object xlink:href="./Object 10" xlink:type="simple" xlink:show="embed" xlink:actuate="onLoad">
            <loext:p/>
          </draw:object>
          <draw:image xlink:href="./ObjectReplacements/Object 10" xlink:type="simple" xlink:show="embed" xlink:actuate="onLoad"/>
        </draw:frame>
        <draw:line draw:style-name="gr1" draw:text-style-name="P1" draw:layer="layout" svg:x1="3.013cm" svg:y1="8.652cm" svg:x2="3.013cm" svg:y2="7.28cm">
          <text:p/>
        </draw:line>
        <draw:line draw:style-name="gr1" draw:text-style-name="P1" draw:layer="layout" svg:x1="11.536cm" svg:y1="8.615cm" svg:x2="11.536cm" svg:y2="7.243cm">
          <text:p/>
        </draw:line>
        <draw:frame draw:style-name="gr14" draw:text-style-name="P4" draw:layer="layout" svg:width="3.392cm" svg:height="2.384cm" svg:x="6.145cm" svg:y="7.728cm">
          <draw:text-box>
            <text:p><text:span text:style-name="T3">Reduce</text:span></text:p>
            <text:p/>
          </draw:text-box>
        </draw:frame>
        <draw:frame draw:style-name="gr8" draw:text-style-name="P6" draw:layer="layout" svg:width="4.754cm" svg:height="0.864cm" svg:x="1.397cm" svg:y="6.51cm">
          <draw:object xlink:href="./Object 11" xlink:type="simple" xlink:show="embed" xlink:actuate="onLoad">
            <loext:p/>
          </draw:object>
          <draw:image xlink:href="./ObjectReplacements/Object 11" xlink:type="simple" xlink:show="embed" xlink:actuate="onLoad"/>
        </draw:frame>
        <draw:frame draw:style-name="gr8" draw:text-style-name="P6" draw:layer="layout" svg:width="4.755cm" svg:height="0.864cm" svg:x="8.528cm" svg:y="6.475cm">
          <draw:object xlink:href="./Object 12" xlink:type="simple" xlink:show="embed" xlink:actuate="onLoad">
            <loext:p/>
          </draw:object>
          <draw:image xlink:href="./ObjectReplacements/Object 12" xlink:type="simple" xlink:show="embed" xlink:actuate="onLoad"/>
        </draw:frame>
        <draw:custom-shape draw:style-name="gr15" draw:text-style-name="P9" draw:layer="layout" svg:width="5.08cm" svg:height="4.128cm" svg:x="1.317cm" svg:y="19.732cm">
          <text:p/>
          <draw:enhanced-geometry svg:viewBox="0 0 21600 21600" draw:type="rectangle" draw:enhanced-path="M 0 0 L 21600 0 21600 21600 0 21600 0 0 Z N"/>
        </draw:custom-shape>
        <draw:custom-shape draw:style-name="gr15" draw:text-style-name="P9" draw:layer="layout" svg:width="5.08cm" svg:height="4.128cm" svg:x="8.937cm" svg:y="19.732cm">
          <text:p/>
          <draw:enhanced-geometry svg:viewBox="0 0 21600 21600" draw:type="rectangle" draw:enhanced-path="M 0 0 L 21600 0 21600 21600 0 21600 0 0 Z N"/>
        </draw:custom-shape>
        <draw:frame draw:style-name="gr9" draw:text-style-name="P10" draw:layer="layout" svg:width="4.763cm" svg:height="0.953cm" svg:x="3.539cm" svg:y="19.097cm">
          <draw:text-box>
            <text:p><text:span text:style-name="T4">Mapper 1</text:span></text:p>
          </draw:text-box>
        </draw:frame>
        <draw:frame draw:style-name="gr9" draw:text-style-name="P10" draw:layer="layout" svg:width="4.763cm" svg:height="0.953cm" svg:x="8.64cm" svg:y="19.098cm">
          <draw:text-box>
            <text:p><text:span text:style-name="T4">Mapper n</text:span></text:p>
          </draw:text-box>
        </draw:frame>
        <draw:frame draw:style-name="gr9" draw:text-style-name="P10" draw:layer="layout" svg:width="1.91cm" svg:height="0.953cm" svg:x="7.14cm" svg:y="19.098cm">
          <draw:text-box>
            <text:p><text:span text:style-name="T4">...</text:span></text:p>
          </draw:text-box>
        </draw:frame>
        <draw:custom-shape draw:style-name="gr16" draw:text-style-name="P9" draw:layer="layout" svg:width="4.763cm" svg:height="0.57cm" svg:x="1.317cm" svg:y="7.732cm">
          <text:p/>
          <draw:enhanced-geometry svg:viewBox="0 0 21600 21600" draw:type="rectangle" draw:enhanced-path="M 0 0 L 21600 0 21600 21600 0 21600 0 0 Z N"/>
        </draw:custom-shape>
        <draw:custom-shape draw:style-name="gr17" draw:text-style-name="P9" draw:layer="layout" svg:width="5.08cm" svg:height="0.57cm" svg:x="8.937cm" svg:y="7.732cm">
          <text:p/>
          <draw:enhanced-geometry svg:viewBox="0 0 21600 21600" draw:type="rectangle" draw:enhanced-path="M 0 0 L 21600 0 21600 21600 0 21600 0 0 Z N"/>
        </draw:custom-shape>
        <draw:frame draw:style-name="gr9" draw:text-style-name="P10" draw:layer="layout" svg:width="4.763cm" svg:height="0.953cm" svg:x="3.54cm" svg:y="7.098cm">
          <draw:text-box>
            <text:p><text:span text:style-name="T4">Reducer 1</text:span></text:p>
          </draw:text-box>
        </draw:frame>
        <draw:frame draw:style-name="gr9" draw:text-style-name="P10" draw:layer="layout" svg:width="1.91cm" svg:height="0.953cm" svg:x="7.14cm" svg:y="7.099cm">
          <draw:text-box>
            <text:p><text:span text:style-name="T4">...</text:span></text:p>
          </draw:text-box>
        </draw:frame>
        <draw:frame draw:style-name="gr9" draw:text-style-name="P10" draw:layer="layout" svg:width="4.763cm" svg:height="0.953cm" svg:x="8.441cm" svg:y="7.099cm">
          <draw:text-box>
            <text:p><text:span text:style-name="T4">Reducer m</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11:02:54.719877424</meta:creation-date>
    <dc:date>2022-11-30T16:51:31.580325066</dc:date>
    <meta:editing-duration>PT9H48M3S</meta:editing-duration>
    <meta:editing-cycles>10</meta:editing-cycles>
    <meta:generator>LibreOffice/7.4.1.2$MacOSX_X86_64 LibreOffice_project/3c58a8f3a960df8bc8fd77b461821e42c061c5f0</meta:generator>
    <meta:document-statistic meta:object-count="48"/>
  </office:meta>
</office:document-meta>
</file>

<file path=Object 1/content.xml><?xml version="1.0" encoding="utf-8"?>
<math xmlns="http://www.w3.org/1998/Math/MathML" display="block">
  <semantics>
    <mrow>
      <mo fence="true" form="prefix" stretchy="false">(</mo>
      <mrow>
        <mrow>
          <msubsup>
            <mi>k</mi>
            <mn>1</mn>
            <mn>1</mn>
          </msubsup>
          <mi>,</mi>
          <msubsup>
            <mi>v</mi>
            <mn>1</mn>
            <mn>1</mn>
          </msubsup>
        </mrow>
      </mrow>
      <mo fence="true" form="postfix" stretchy="false">)</mo>
    </mrow>
    <annotation encoding="StarMath 5.0">({k}^{1}_{1}, {v}^{1}_{1}) </annotation>
  </semantics>
</math>
</file>

<file path=Object 10/content.xml><?xml version="1.0" encoding="utf-8"?>
<math xmlns="http://www.w3.org/1998/Math/MathML" display="block">
  <semantics>
    <mrow>
      <mo fence="true" form="prefix" stretchy="false">[</mo>
      <mrow>
        <mrow>
          <mrow>
            <mo fence="true" form="prefix" stretchy="false">(</mo>
            <mrow>
              <mrow>
                <msubsup>
                  <mi>k</mi>
                  <mrow>
                    <mi>m</mi>
                    <mo stretchy="false">+</mo>
                    <mn>1</mn>
                  </mrow>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m + 1}, [{v}^{2}_{h} dotslow {v}^{2}_{l}]) dotslow ({k}^{2}_{u}, [{v}^{2}_{p} dotslow {v}^{2}_{t}])] </annotation>
  </semantics>
</math>
</file>

<file path=Object 11/content.xml><?xml version="1.0" encoding="utf-8"?>
<math xmlns="http://www.w3.org/1998/Math/MathML" display="block">
  <semantics>
    <mrow>
      <mo fence="true" form="prefix" stretchy="false">[</mo>
      <mrow>
        <mrow>
          <mrow>
            <mo fence="true" form="prefix" stretchy="false">(</mo>
            <mrow>
              <mrow>
                <msubsup>
                  <mi>k</mi>
                  <mn>1</mn>
                  <mn>3</mn>
                </msubsup>
                <mi>,</mi>
                <msubsup>
                  <mi>v</mi>
                  <mn>1</mn>
                  <mn>3</mn>
                </msubsup>
              </mrow>
            </mrow>
            <mo fence="true" form="postfix" stretchy="false">)</mo>
          </mrow>
          <mo stretchy="false">…</mo>
          <mrow>
            <mo fence="true" form="prefix" stretchy="false">(</mo>
            <mrow>
              <mrow>
                <msubsup>
                  <mi>k</mi>
                  <mi>i</mi>
                  <mn>3</mn>
                </msubsup>
                <mi>,</mi>
                <msubsup>
                  <mi>v</mi>
                  <mi>i</mi>
                  <mn>3</mn>
                </msubsup>
              </mrow>
            </mrow>
            <mo fence="true" form="postfix" stretchy="false">)</mo>
          </mrow>
        </mrow>
      </mrow>
      <mo fence="true" form="postfix" stretchy="false">]</mo>
    </mrow>
    <annotation encoding="StarMath 5.0">[({k}^{3}_{1}, {v}^{3}_{1}) dotslow ({k}^{3}_{i}, {v}^{3}_{i})] </annotation>
  </semantics>
</math>
</file>

<file path=Object 12/content.xml><?xml version="1.0" encoding="utf-8"?>
<math xmlns="http://www.w3.org/1998/Math/MathML" display="block">
  <semantics>
    <mrow>
      <mo fence="true" form="prefix" stretchy="false">[</mo>
      <mrow>
        <mrow>
          <mrow>
            <mo fence="true" form="prefix" stretchy="false">(</mo>
            <mrow>
              <mrow>
                <msubsup>
                  <mi>k</mi>
                  <mi>j</mi>
                  <mn>3</mn>
                </msubsup>
                <mi>,</mi>
                <msubsup>
                  <mi>v</mi>
                  <mi>j</mi>
                  <mn>3</mn>
                </msubsup>
              </mrow>
            </mrow>
            <mo fence="true" form="postfix" stretchy="false">)</mo>
          </mrow>
          <mo stretchy="false">…</mo>
          <mrow>
            <mo fence="true" form="prefix" stretchy="false">(</mo>
            <mrow>
              <mrow>
                <msubsup>
                  <mi>k</mi>
                  <mi>u</mi>
                  <mn>3</mn>
                </msubsup>
                <mi>,</mi>
                <msubsup>
                  <mi>v</mi>
                  <mi>u</mi>
                  <mn>3</mn>
                </msubsup>
              </mrow>
            </mrow>
            <mo fence="true" form="postfix" stretchy="false">)</mo>
          </mrow>
        </mrow>
      </mrow>
      <mo fence="true" form="postfix" stretchy="false">]</mo>
    </mrow>
    <annotation encoding="StarMath 5.0">[({k}^{3}_{j}, {v}^{3}_{j}) dotslow ({k}^{3}_{u}, {v}^{3}_{u})] </annotation>
  </semantics>
</math>
</file>

<file path=Object 2/content.xml><?xml version="1.0" encoding="utf-8"?>
<math xmlns="http://www.w3.org/1998/Math/MathML" display="block">
  <semantics>
    <mrow>
      <mo fence="true" form="prefix" stretchy="false">(</mo>
      <mrow>
        <mrow>
          <msubsup>
            <mi>k</mi>
            <mi>n</mi>
            <mn>1</mn>
          </msubsup>
          <mi>,</mi>
          <msubsup>
            <mi>v</mi>
            <mi>n</mi>
            <mn>1</mn>
          </msubsup>
        </mrow>
      </mrow>
      <mo fence="true" form="postfix" stretchy="false">)</mo>
    </mrow>
    <annotation encoding="StarMath 5.0">({k}^{1}_{n}, {v}^{1}_{n}) </annotation>
  </semantics>
</math>
</file>

<file path=Object 3/content.xml><?xml version="1.0" encoding="utf-8"?>
<math xmlns="http://www.w3.org/1998/Math/MathML" display="block">
  <semantics>
    <mrow>
      <mo fence="true" form="prefix" stretchy="false">[</mo>
      <mrow>
        <mrow>
          <mrow>
            <mo fence="true" form="prefix" stretchy="false">(</mo>
            <mrow>
              <mrow>
                <msubsup>
                  <mi>k</mi>
                  <mn>1</mn>
                  <mn>2</mn>
                </msubsup>
                <mi>,</mi>
                <msubsup>
                  <mi>v</mi>
                  <mn>1</mn>
                  <mn>2</mn>
                </msubsup>
              </mrow>
            </mrow>
            <mo fence="true" form="postfix" stretchy="false">)</mo>
          </mrow>
          <mo stretchy="false">…</mo>
          <mrow>
            <mo fence="true" form="prefix" stretchy="false">(</mo>
            <mrow>
              <mrow>
                <msubsup>
                  <mi>k</mi>
                  <mi>m</mi>
                  <mn>2</mn>
                </msubsup>
                <mi>,</mi>
                <msubsup>
                  <mi>v</mi>
                  <mi>p</mi>
                  <mn>2</mn>
                </msubsup>
              </mrow>
            </mrow>
            <mo fence="true" form="postfix" stretchy="false">)</mo>
          </mrow>
        </mrow>
      </mrow>
      <mo fence="true" form="postfix" stretchy="false">]</mo>
    </mrow>
    <annotation encoding="StarMath 5.0">[({k}^{2}_{1}, {v}^{2}_{1}) dotslow ({k}^{2}_{m}, {v}^{2}_{p})] </annotation>
  </semantics>
</math>
</file>

<file path=Object 4/content.xml><?xml version="1.0" encoding="utf-8"?>
<math xmlns="http://www.w3.org/1998/Math/MathML" display="block">
  <semantics>
    <mrow>
      <mo fence="true" form="prefix" stretchy="false">[</mo>
      <mrow>
        <mrow>
          <mrow>
            <mo fence="true" form="prefix" stretchy="false">(</mo>
            <mrow>
              <mrow>
                <msubsup>
                  <mi>k</mi>
                  <mi>r</mi>
                  <mn>2</mn>
                </msubsup>
                <mi>,</mi>
                <msubsup>
                  <mi>v</mi>
                  <mi>r</mi>
                  <mn>2</mn>
                </msubsup>
              </mrow>
            </mrow>
            <mo fence="true" form="postfix" stretchy="false">)</mo>
          </mrow>
          <mo stretchy="false">…</mo>
          <mrow>
            <mo fence="true" form="prefix" stretchy="false">(</mo>
            <mrow>
              <mrow>
                <msubsup>
                  <mi>k</mi>
                  <mi>u</mi>
                  <mn>2</mn>
                </msubsup>
                <mi>,</mi>
                <msubsup>
                  <mi>v</mi>
                  <mi>q</mi>
                  <mn>2</mn>
                </msubsup>
              </mrow>
            </mrow>
            <mo fence="true" form="postfix" stretchy="false">)</mo>
          </mrow>
        </mrow>
      </mrow>
      <mo fence="true" form="postfix" stretchy="false">]</mo>
    </mrow>
    <annotation encoding="StarMath 5.0">[({k}^{2}_{r}, {v}^{2}_{r}) dotslow ({k}^{2}_{u}, {v}^{2}_{q})] </annotation>
  </semantics>
</math>
</file>

<file path=Object 5/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

<file path=Object 6/content.xml><?xml version="1.0" encoding="utf-8"?>
<math xmlns="http://www.w3.org/1998/Math/MathML" display="block">
  <semantics>
    <mrow>
      <mo fence="true" form="prefix" stretchy="false">[</mo>
      <mrow>
        <mrow>
          <mrow>
            <mo fence="true" form="prefix" stretchy="false">(</mo>
            <mrow>
              <mrow>
                <msubsup>
                  <mi>k</mi>
                  <mi>r</mi>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r}, [{v}^{2}_{h} dotslow {v}^{2}_{l}]) dotslow ({k}^{2}_{u}, [{v}^{2}_{p} dotslow {v}^{2}_{t}])] </annotation>
  </semantics>
</math>
</file>

<file path=Object 7/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

<file path=Object 8/content.xml><?xml version="1.0" encoding="utf-8"?>
<math xmlns="http://www.w3.org/1998/Math/MathML" display="block">
  <semantics>
    <mrow>
      <mo fence="true" form="prefix" stretchy="false">[</mo>
      <mrow>
        <mrow>
          <mrow>
            <mo fence="true" form="prefix" stretchy="false">(</mo>
            <mrow>
              <mrow>
                <msubsup>
                  <mi>k</mi>
                  <mrow>
                    <mi>d</mi>
                    <mo stretchy="false">+</mo>
                    <mn>1</mn>
                  </mrow>
                  <mn>2</mn>
                </msubsup>
                <mi>,</mi>
                <mrow>
                  <mo fence="true" form="prefix" stretchy="false">[</mo>
                  <mrow>
                    <mrow>
                      <msubsup>
                        <mi>v</mi>
                        <mi>h</mi>
                        <mn>2</mn>
                      </msubsup>
                      <mo stretchy="false">…</mo>
                      <msubsup>
                        <mi>v</mi>
                        <mi>l</mi>
                        <mn>2</mn>
                      </msubsup>
                    </mrow>
                  </mrow>
                  <mo fence="true" form="postfix" stretchy="false">]</mo>
                </mrow>
              </mrow>
            </mrow>
            <mo fence="true" form="postfix" stretchy="false">)</mo>
          </mrow>
          <mo stretchy="false">…</mo>
          <mrow>
            <mo fence="true" form="prefix" stretchy="false">(</mo>
            <mrow>
              <mrow>
                <msubsup>
                  <mi>k</mi>
                  <mi>u</mi>
                  <mn>2</mn>
                </msubsup>
                <mi>,</mi>
                <mrow>
                  <mo fence="true" form="prefix" stretchy="false">[</mo>
                  <mrow>
                    <mrow>
                      <msubsup>
                        <mi>v</mi>
                        <mi>p</mi>
                        <mn>2</mn>
                      </msubsup>
                      <mo stretchy="false">…</mo>
                      <msubsup>
                        <mi>v</mi>
                        <mi>t</mi>
                        <mn>2</mn>
                      </msubsup>
                    </mrow>
                  </mrow>
                  <mo fence="true" form="postfix" stretchy="false">]</mo>
                </mrow>
              </mrow>
            </mrow>
            <mo fence="true" form="postfix" stretchy="false">)</mo>
          </mrow>
        </mrow>
      </mrow>
      <mo fence="true" form="postfix" stretchy="false">]</mo>
    </mrow>
    <annotation encoding="StarMath 5.0">[({k}^{2}_{d + 1}, [{v}^{2}_{h} dotslow {v}^{2}_{l}]) dotslow ({k}^{2}_{u}, [{v}^{2}_{p} dotslow {v}^{2}_{t}])] </annotation>
  </semantics>
</math>
</file>

<file path=Object 9/content.xml><?xml version="1.0" encoding="utf-8"?>
<math xmlns="http://www.w3.org/1998/Math/MathML" display="block">
  <semantics>
    <mrow>
      <mo fence="true" form="prefix" stretchy="false">[</mo>
      <mrow>
        <mrow>
          <mrow>
            <mo fence="true" form="prefix" stretchy="false">(</mo>
            <mrow>
              <mrow>
                <msubsup>
                  <mi>k</mi>
                  <mn>1</mn>
                  <mn>2</mn>
                </msubsup>
                <mi>,</mi>
                <mrow>
                  <mo fence="true" form="prefix" stretchy="false">[</mo>
                  <mrow>
                    <mrow>
                      <msubsup>
                        <mi>v</mi>
                        <mn>1</mn>
                        <mn>2</mn>
                      </msubsup>
                      <mo stretchy="false">…</mo>
                      <msubsup>
                        <mi>v</mi>
                        <mi>j</mi>
                        <mn>2</mn>
                      </msubsup>
                    </mrow>
                  </mrow>
                  <mo fence="true" form="postfix" stretchy="false">]</mo>
                </mrow>
              </mrow>
            </mrow>
            <mo fence="true" form="postfix" stretchy="false">)</mo>
          </mrow>
          <mo stretchy="false">…</mo>
          <mrow>
            <mo fence="true" form="prefix" stretchy="false">(</mo>
            <mrow>
              <mrow>
                <msubsup>
                  <mi>k</mi>
                  <mi>d</mi>
                  <mn>2</mn>
                </msubsup>
                <mi>,</mi>
                <mrow>
                  <mo fence="true" form="prefix" stretchy="false">[</mo>
                  <mrow>
                    <mrow>
                      <msubsup>
                        <mi>v</mi>
                        <mi>p</mi>
                        <mn>2</mn>
                      </msubsup>
                      <mo stretchy="false">…</mo>
                      <msubsup>
                        <mi>v</mi>
                        <mi>s</mi>
                        <mn>2</mn>
                      </msubsup>
                    </mrow>
                  </mrow>
                  <mo fence="true" form="postfix" stretchy="false">]</mo>
                </mrow>
              </mrow>
            </mrow>
            <mo fence="true" form="postfix" stretchy="false">)</mo>
          </mrow>
        </mrow>
      </mrow>
      <mo fence="true" form="postfix" stretchy="false">]</mo>
    </mrow>
    <annotation encoding="StarMath 5.0">[({k}^{2}_{1}, [{v}^{2}_{1} dotslow {v}^{2}_{j}]) dotslow ({k}^{2}_{d}, [{v}^{2}_{p} dotslow {v}^{2}_{s}])] </annotation>
  </semantics>
</math>
</file>